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C0000000E04D116544.png"/>
  <manifest:file-entry manifest:media-type="image/png" manifest:full-path="Pictures/100002010000016E00000128693E7378.png"/>
  <manifest:file-entry manifest:media-type="image/svg+xml" manifest:full-path="Pictures/10001AD400000C3D00000B22D88D8E6B.svg"/>
  <manifest:file-entry manifest:media-type="image/png" manifest:full-path="Pictures/10000201000000EF000000F215A65A45.png"/>
  <manifest:file-entry manifest:media-type="image/svg+xml" manifest:full-path="Pictures/100019BA0000250B00001285CCEEF38A.svg"/>
  <manifest:file-entry manifest:media-type="image/png" manifest:full-path="Pictures/100002010000009400000087D55C31B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78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4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0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7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012cm"/>
    </style:style>
    <style:style style:name="gr8" style:family="graphic" style:parent-style-name="standard">
      <style:graphic-properties draw:textarea-horizontal-align="justify" draw:textarea-vertical-align="middle" draw:auto-grow-height="true" fo:min-height="0cm" fo:min-width="0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ig Data Flow" draw:style-name="dp1" draw:master-page-name="Default" presentation:presentation-page-layout-name="AL1T0">
        <draw:frame draw:style-name="gr1" draw:text-style-name="P1" draw:layer="layout" svg:width="3.546cm" svg:height="2.868cm" svg:x="2.2cm" svg:y="7.4cm">
          <draw:image xlink:href="Pictures/100002010000016E00000128693E7378.png" xlink:type="simple" xlink:show="embed" xlink:actuate="onLoad">
            <text:p/>
          </draw:image>
        </draw:frame>
        <draw:frame draw:style-name="gr1" draw:text-style-name="P1" draw:layer="layout" svg:width="3.058cm" svg:height="3.096cm" svg:x="11.946cm" svg:y="7.572cm">
          <draw:image xlink:href="Pictures/10000201000000EF000000F215A65A45.png" xlink:type="simple" xlink:show="embed" xlink:actuate="onLoad">
            <text:p/>
          </draw:image>
        </draw:frame>
        <draw:frame draw:style-name="gr1" draw:text-style-name="P1" draw:layer="layout" svg:width="3.132cm" svg:height="2.849cm" svg:x="21.746cm" svg:y="7.468cm">
          <draw:image xlink:href="Pictures/100002010000009400000087D55C31B9.png" xlink:type="simple" xlink:show="embed" xlink:actuate="onLoad"/>
          <draw:image xlink:href="Pictures/10001AD400000C3D00000B22D88D8E6B.svg" xlink:type="simple" xlink:show="embed" xlink:actuate="onLoad">
            <text:p/>
          </draw:image>
        </draw:frame>
        <draw:frame draw:style-name="gr1" draw:text-style-name="P1" draw:layer="layout" svg:width="3.482cm" svg:height="1.741cm" svg:x="7.064cm" svg:y="8.068cm">
          <draw:image xlink:href="Pictures/10000201000001C0000000E04D116544.png" xlink:type="simple" xlink:show="embed" xlink:actuate="onLoad"/>
          <draw:image xlink:href="Pictures/100019BA0000250B00001285CCEEF38A.svg" xlink:type="simple" xlink:show="embed" xlink:actuate="onLoad">
            <text:p/>
          </draw:image>
        </draw:frame>
        <draw:frame draw:style-name="gr1" draw:text-style-name="P1" draw:layer="layout" svg:width="3.482cm" svg:height="1.741cm" svg:x="16.946cm" svg:y="8.127cm">
          <draw:image xlink:href="Pictures/10000201000001C0000000E04D116544.png" xlink:type="simple" xlink:show="embed" xlink:actuate="onLoad"/>
          <draw:image xlink:href="Pictures/100019BA0000250B00001285CCEEF38A.svg" xlink:type="simple" xlink:show="embed" xlink:actuate="onLoad">
            <text:p/>
          </draw:image>
        </draw:frame>
        <draw:line draw:style-name="gr2" draw:text-style-name="P1" draw:layer="layout" svg:x1="5.546cm" svg:y1="8.668cm" svg:x2="6.946cm" svg:y2="8.668cm">
          <text:p/>
        </draw:line>
        <draw:line draw:style-name="gr2" draw:text-style-name="P1" draw:layer="layout" svg:x1="10.746cm" svg:y1="8.668cm" svg:x2="11.746cm" svg:y2="8.668cm">
          <text:p/>
        </draw:line>
        <draw:line draw:style-name="gr2" draw:text-style-name="P1" draw:layer="layout" svg:x1="15.346cm" svg:y1="8.668cm" svg:x2="16.746cm" svg:y2="8.668cm">
          <text:p/>
        </draw:line>
        <draw:line draw:style-name="gr2" draw:text-style-name="P1" draw:layer="layout" svg:x1="20.746cm" svg:y1="8.668cm" svg:x2="22.146cm" svg:y2="8.668cm">
          <text:p/>
        </draw:line>
        <draw:frame draw:style-name="gr3" draw:layer="layout" svg:width="3.283cm" svg:height="0.963cm" svg:x="2.346cm" svg:y="10.868cm">
          <draw:text-box>
            <text:p>Gathering</text:p>
          </draw:text-box>
        </draw:frame>
        <draw:frame draw:style-name="gr4" draw:layer="layout" svg:width="2.995cm" svg:height="1.675cm" svg:x="7.346cm" svg:y="10.468cm">
          <draw:text-box>
            <text:p>Filtering,</text:p>
            <text:p>Cleaning</text:p>
          </draw:text-box>
        </draw:frame>
        <draw:frame draw:style-name="gr5" draw:layer="layout" svg:width="2.509cm" svg:height="0.963cm" svg:x="12.237cm" svg:y="11.105cm">
          <draw:text-box>
            <text:p>Storing</text:p>
          </draw:text-box>
        </draw:frame>
        <draw:frame draw:style-name="gr6" draw:layer="layout" svg:width="4.215cm" svg:height="1.675cm" svg:x="16.785cm" svg:y="10.6cm">
          <draw:text-box>
            <text:p>Processing,</text:p>
            <text:p>Transforming</text:p>
          </draw:text-box>
        </draw:frame>
        <draw:frame draw:style-name="gr7" draw:layer="layout" svg:width="3.512cm" svg:height="1.675cm" svg:x="21.746cm" svg:y="10.668cm">
          <draw:text-box>
            <text:p>Analysing,</text:p>
            <text:p>Visualizing</text:p>
          </draw:text-box>
        </draw:frame>
        <draw:custom-shape draw:style-name="gr8" draw:text-style-name="P1" draw:layer="layout" svg:width="1.876cm" svg:height="1.067cm" svg:x="9.324cm" svg:y="4.533cm">
          <text:p text:style-name="P1">SQ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685cm" svg:height="1.067cm" svg:x="11.6cm" svg:y="4.533cm">
          <text:p text:style-name="P1">NoSQ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815cm" svg:height="1.855cm" svg:x="16.185cm" svg:y="4.145cm">
          <text:p text:style-name="P1">Real Time</text:p>
          <text:p text:style-name="P1">Process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815cm" svg:height="1.855cm" svg:x="20.2cm" svg:y="4.2cm">
          <text:p text:style-name="P1">Batch</text:p>
          <text:p text:style-name="P1">Process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3.6cm" svg:y1="7.2cm" svg:x2="11.2cm" svg:y2="5.8cm">
          <text:p/>
        </draw:line>
        <draw:line draw:style-name="gr2" draw:text-style-name="P1" draw:layer="layout" svg:x1="14cm" svg:y1="7.2cm" svg:x2="14cm" svg:y2="5.8cm">
          <text:p/>
        </draw:line>
        <draw:line draw:style-name="gr2" draw:text-style-name="P1" draw:layer="layout" svg:x1="18.8cm" svg:y1="8cm" svg:x2="18.8cm" svg:y2="6.2cm">
          <text:p/>
        </draw:line>
        <draw:line draw:style-name="gr2" draw:text-style-name="P1" draw:layer="layout" svg:x1="19.6cm" svg:y1="8.127cm" svg:x2="21.6cm" svg:y2="6.4cm">
          <text:p/>
        </draw:lin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vetlana Pospelova</meta:initial-creator>
    <meta:creation-date>2014-06-01T12:28:39.38</meta:creation-date>
    <meta:editing-duration>PT42M41S</meta:editing-duration>
    <meta:editing-cycles>4</meta:editing-cycles>
    <dc:date>2014-06-01T14:30:44.54</dc:date>
    <dc:creator>Svetlana Pospelova</dc:creator>
    <meta:generator>OpenOffice/4.1.0$Win32 OpenOffice.org_project/410m18$Build-9764</meta:generator>
    <meta:document-statistic meta:object-count="45"/>
  </office:meta>
</office:document-meta>
</file>